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 Unicode1" svg:font-family="'Lucida Sans Unicode'" style:font-family-generic="swiss"/>
    <style:font-face style:name="Andika New Basic" svg:font-family="'Andika New Basic'" style:font-adornments="Regular" style:font-pitch="variable"/>
    <style:font-face style:name="Andika New Basic Compact1" svg:font-family="'Andika New Basic Compact'" style:font-adornments="Bold" style:font-pitch="variable"/>
    <style:font-face style:name="Andika New Basic Compact" svg:font-family="'Andika New Basic Compact'" style:font-adornments="Regular" style:font-pitch="variable"/>
    <style:font-face style:name="Charis SIL Compact" svg:font-family="'Charis SIL Compact'" style:font-adornments="Regular" style:font-pitch="variable"/>
    <style:font-face style:name="Helvetica Neue" svg:font-family="'Helvetica Neue'" style:font-adornments="Light"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d3db" officeooo:paragraph-rsid="0015d3db"/>
    </style:style>
    <style:style style:name="P2" style:family="paragraph" style:parent-style-name="Text_20_body">
      <style:text-properties officeooo:rsid="0018f9a3" officeooo:paragraph-rsid="0018f9a3"/>
    </style:style>
    <style:style style:name="P3" style:family="paragraph" style:parent-style-name="Text_20_body">
      <style:text-properties style:font-name="Charis SIL Compact" officeooo:rsid="0018f9a3" officeooo:paragraph-rsid="0018f9a3" style:font-size-asian="10.5pt"/>
    </style:style>
    <style:style style:name="P4" style:family="paragraph" style:parent-style-name="Text_20_body">
      <style:text-properties style:font-name="Charis SIL Compact" officeooo:rsid="001b30db" officeooo:paragraph-rsid="001b30db" style:font-size-asian="10.5pt"/>
    </style:style>
    <style:style style:name="P5" style:family="paragraph" style:parent-style-name="Text_20_body">
      <style:text-properties style:font-name="Charis SIL Compact" officeooo:rsid="001b98ec" officeooo:paragraph-rsid="001b98ec" style:font-size-asian="10.5pt"/>
    </style:style>
    <style:style style:name="P6" style:family="paragraph" style:parent-style-name="Title">
      <style:text-properties style:font-name="Helvetica Neue" fo:font-size="28pt" fo:font-weight="250" officeooo:rsid="0015d3db" officeooo:paragraph-rsid="0015d3db" style:font-name-asian="SimSun" style:font-size-asian="18pt" style:font-weight-asian="bold" style:font-name-complex="Lucida Sans Unicode" style:font-size-complex="18pt" style:font-weight-complex="bold"/>
    </style:style>
    <style:style style:name="P7" style:family="paragraph" style:parent-style-name="Heading_20_1">
      <style:text-properties fo:color="#000080" loext:opacity="100%" style:font-name="Andika New Basic Compact1" fo:font-size="21pt" fo:font-weight="bold" officeooo:rsid="0018f9a3" officeooo:paragraph-rsid="0018f9a3" style:font-name-asian="SimSun" style:font-size-asian="16.1000003814697pt" style:font-weight-asian="bold" style:font-name-complex="Lucida Sans Unicode" style:font-size-complex="16.1000003814697pt" style:font-weight-complex="bold"/>
    </style:style>
    <style:style style:name="P8" style:family="paragraph" style:parent-style-name="Heading_20_2">
      <style:text-properties officeooo:rsid="001bfa20" officeooo:paragraph-rsid="001bfa20"/>
    </style:style>
    <style:style style:name="P9" style:family="paragraph" style:parent-style-name="Heading_20_2">
      <style:text-properties officeooo:paragraph-rsid="001b98ec"/>
    </style:style>
    <style:style style:name="P10" style:family="paragraph" style:parent-style-name="Heading_20_2">
      <style:text-properties officeooo:paragraph-rsid="001ea705"/>
    </style:style>
    <style:style style:name="P11" style:family="paragraph" style:parent-style-name="Text_20_body" style:list-style-name="L1">
      <style:text-properties officeooo:rsid="0018f9a3" officeooo:paragraph-rsid="0018f9a3"/>
    </style:style>
    <style:style style:name="P12" style:family="paragraph" style:parent-style-name="Text_20_body" style:list-style-name="L1">
      <style:text-properties officeooo:rsid="00193e2f" officeooo:paragraph-rsid="00193e2f"/>
    </style:style>
    <style:style style:name="P13" style:family="paragraph" style:parent-style-name="Text_20_body" style:list-style-name="L1">
      <style:text-properties style:font-name="Charis SIL Compact" officeooo:rsid="0018f9a3" officeooo:paragraph-rsid="0018f9a3" style:font-size-asian="10.5pt"/>
    </style:style>
    <style:style style:name="P14" style:family="paragraph" style:parent-style-name="Text_20_body" style:list-style-name="L2">
      <style:text-properties style:font-name="Charis SIL Compact" officeooo:rsid="0018f9a3" officeooo:paragraph-rsid="0018f9a3" style:font-size-asian="10.5pt"/>
    </style:style>
    <style:style style:name="P15" style:family="paragraph" style:parent-style-name="Text_20_body" style:list-style-name="L1">
      <style:text-properties style:font-name="Charis SIL Compact" officeooo:rsid="00193e2f" officeooo:paragraph-rsid="00193e2f" style:font-size-asian="10.5pt"/>
    </style:style>
    <style:style style:name="P16" style:family="paragraph" style:parent-style-name="Text_20_body" style:list-style-name="L2">
      <style:text-properties style:font-name="Charis SIL Compact" officeooo:rsid="00193e2f" officeooo:paragraph-rsid="00193e2f" style:font-size-asian="10.5pt"/>
    </style:style>
    <style:style style:name="P17" style:family="paragraph" style:parent-style-name="Text_20_body" style:list-style-name="L2">
      <style:text-properties style:font-name="Charis SIL Compact" officeooo:rsid="001b2f99" officeooo:paragraph-rsid="001b2f99" style:font-size-asian="10.5pt"/>
    </style:style>
    <style:style style:name="P18" style:family="paragraph" style:parent-style-name="Text_20_body" style:list-style-name="L3">
      <style:text-properties style:font-name="Charis SIL Compact" officeooo:rsid="001ea705" officeooo:paragraph-rsid="001ea705" style:font-size-asian="10.5pt"/>
    </style:style>
    <style:style style:name="P19" style:family="paragraph" style:parent-style-name="Text_20_body">
      <style:text-properties officeooo:rsid="001ea705" officeooo:paragraph-rsid="001ea705"/>
    </style:style>
    <style:style style:name="P20" style:family="paragraph" style:parent-style-name="Text_20_body" style:list-style-name="L3">
      <style:text-properties officeooo:rsid="001ea705" officeooo:paragraph-rsid="001ea705"/>
    </style:style>
    <style:style style:name="P21" style:family="paragraph" style:parent-style-name="Text_20_body" style:list-style-name="L3">
      <style:text-properties officeooo:paragraph-rsid="001ea705"/>
    </style:style>
    <style:style style:name="P22" style:family="paragraph" style:parent-style-name="Text_20_body" style:list-style-name="L4">
      <style:text-properties officeooo:rsid="001bfa20" officeooo:paragraph-rsid="001ea705"/>
    </style:style>
    <style:style style:name="P23" style:family="paragraph" style:parent-style-name="Text_20_body" style:list-style-name="L4">
      <style:text-properties officeooo:paragraph-rsid="001ea705"/>
    </style:style>
    <style:style style:name="P24" style:family="paragraph" style:parent-style-name="Text_20_body" style:list-style-name="L5">
      <style:text-properties officeooo:rsid="0023236e" officeooo:paragraph-rsid="0023236e"/>
    </style:style>
    <style:style style:name="P25" style:family="paragraph" style:parent-style-name="Text_20_body">
      <style:text-properties officeooo:rsid="002339f0" officeooo:paragraph-rsid="002339f0"/>
    </style:style>
    <style:style style:name="P26" style:family="paragraph" style:parent-style-name="Text_20_body">
      <style:text-properties officeooo:rsid="0026edae" officeooo:paragraph-rsid="0026edae"/>
    </style:style>
    <style:style style:name="T1" style:family="text">
      <style:text-properties style:font-name="Charis SIL Compact" style:font-size-asian="10.5pt"/>
    </style:style>
    <style:style style:name="T2" style:family="text">
      <style:text-properties style:font-name="Charis SIL Compact" officeooo:rsid="0017ca4c" style:font-size-asian="10.5pt"/>
    </style:style>
    <style:style style:name="T3" style:family="text">
      <style:text-properties style:font-name="Charis SIL Compact" officeooo:rsid="001d6576" style:font-size-asian="10.5pt"/>
    </style:style>
    <style:style style:name="T4" style:family="text">
      <style:text-properties officeooo:rsid="00193e2f"/>
    </style:style>
    <style:style style:name="T5" style:family="text">
      <style:text-properties officeooo:rsid="001bfa20"/>
    </style:style>
    <style:style style:name="T6" style:family="text">
      <style:text-properties officeooo:rsid="0018f9a3"/>
    </style:style>
    <style:style style:name="T7" style:family="text">
      <style:text-properties officeooo:rsid="001b98ec"/>
    </style:style>
    <style:style style:name="T8" style:family="text">
      <style:text-properties officeooo:rsid="001ea705"/>
    </style:style>
    <style:style style:name="T9" style:family="text">
      <style:text-properties officeooo:rsid="0021c1ff"/>
    </style:style>
    <style:style style:name="T10" style:family="text">
      <style:text-properties officeooo:rsid="00250f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ija Type</text:p>
      <text:h text:style-name="P7" text:outline-level="1">Change log</text:h>
      <text:h text:style-name="P8" text:outline-level="2">suggested development</text:h>
      <text:p text:style-name="P19">Predictive text: At start of sentence (when shift active)</text:p>
      <text:p text:style-name="P19">Don’t know how to do: Start keyboard with Shift layer active.</text:p>
      <text:p text:style-name="P26">Try adding more languages. (But what about keyboard id? Same? Or different? Does it matter what it is? Are there conflicts if it is installed on same phone as KeyMan? Does it need to agree with the lexical models?)</text:p>
      <text:h text:style-name="Heading_20_2" text:outline-level="2">Issues <text:span text:style-name="T10">to test</text:span></text:h>
      <text:p text:style-name="P25">App: Do we get the right dictionary options?</text:p>
      <text:h text:style-name="Heading_20_2" text:outline-level="2">naijatype 16 / <text:span text:style-name="T8">App 1.5</text:span></text:h>
      <text:list xml:id="list704474628" text:style-name="L3">
        <text:list-item>
          <text:p text:style-name="P21"><text:span text:style-name="T8">Better punctuation handling:</text:span></text:p>
          <text:list>
            <text:list-item>
              <text:p text:style-name="P20">Double space to do period/full-stop + space.</text:p>
            </text:list-item>
            <text:list-item>
              <text:p text:style-name="P20">Space + ! turns into ! + space and same with comma and ? because a space is <text:s/>added at the end of a suggested word. This allows us to type the punctuation without ending up with spaces in the wrong place.</text:p>
            </text:list-item>
          </text:list>
        </text:list-item>
        <text:list-item>
          <text:p text:style-name="P18">Moved the long-press space bar close option to the middle.</text:p>
        </text:list-item>
      </text:list>
      <text:h text:style-name="Heading_20_2" text:outline-level="2">naijatype 13,14,15 / App 1.3, 1.4</text:h>
      <text:list xml:id="list2802585286" text:style-name="L5">
        <text:list-item>
          <text:p text:style-name="P24">Pangu predictive text.</text:p>
        </text:list-item>
      </text:list>
      <text:h text:style-name="P10" text:outline-level="2">naijatype 12 / App 1.<text:span text:style-name="T9">2</text:span></text:h>
      <text:list xml:id="list3393608061" text:style-name="L4">
        <text:list-item>
          <text:p text:style-name="P22">English predictive text <text:span text:style-name="T8">(based on BNC)</text:span></text:p>
        </text:list-item>
        <text:list-item>
          <text:p text:style-name="P23"><text:span text:style-name="T3">Make hook and non-hook letters equivalent.</text:span></text:p>
        </text:list-item>
      </text:list>
      <text:h text:style-name="P9" text:outline-level="2"><text:span text:style-name="T7">naijatype 10 / </text:span><text:span text:style-name="T8">App </text:span><text:span text:style-name="T6">1.1</text:span></text:h>
      <text:list xml:id="list2553146204" text:style-name="L1">
        <text:list-item>
          <text:p text:style-name="P11">ngunified name of the KeyMan keyboard changed to naijatype</text:p>
        </text:list-item>
        <text:list-item>
          <text:p text:style-name="P11"><text:span text:style-name="T1">A</text:span>djusted spacing of all keys on all levels. <text:span text:style-name="T4">They should be even now and very tightly packed to left of screen and between themselves. There should be bigger spacing between modifier keys.</text:span></text:p>
        </text:list-item>
        <text:list-item>
          <text:p text:style-name="P12">Changed shift layer to change back to default layer after typing one capital.</text:p>
        </text:list-item>
        <text:list-item>
          <text:p text:style-name="P12">Added en and em dashes to the space bar long press.</text:p>
        </text:list-item>
        <text:list-item>
          <text:p text:style-name="P12"><text:soft-page-break/>Added comma beside space bar.</text:p>
        </text:list-item>
        <text:list-item>
          <text:p text:style-name="P12">Reduced space taken up by the globe keyboard button.</text:p>
        </text:list-item>
        <text:list-item>
          <text:p text:style-name="P12">Reduced space bar.</text:p>
        </text:list-item>
        <text:list-item>
          <text:p text:style-name="P12">Enlarged the backspace and return.</text:p>
        </text:list-item>
        <text:list-item>
          <text:p text:style-name="P13">Added a caps lock layer (long press <text:span text:style-name="T4">on shift</text:span>).</text:p>
        </text:list-item>
        <text:list-item>
          <text:p text:style-name="P15">Added experimental Hausa and Ishɛ predictive texting models.</text:p>
        </text:list-item>
      </text:list>
      <text:h text:style-name="Heading_20_3" text:outline-level="3">Specifically to test:</text:h>
      <text:list xml:id="list514781001" text:style-name="L2">
        <text:list-item>
          <text:p text:style-name="P14">Does long press on the keyboard give you a <text:span text:style-name="T4">change keyboard </text:span>button?</text:p>
        </text:list-item>
        <text:list-item>
          <text:p text:style-name="P16">Is the spacing between modifier keys and the normal content keys bigger?</text:p>
        </text:list-item>
        <text:list-item>
          <text:p text:style-name="P17">Can you reach everything you want to?</text:p>
        </text:list-item>
      </text:list>
      <text:p text:style-name="P3"/>
      <text:p text:style-name="P4">Tests<text:tab/>David<text:tab/>James<text:tab/>Others</text:p>
      <text:p text:style-name="P4">Does naijatype.kmp 9 install on KeyMan?<text:tab/></text:p>
      <text:p text:style-name="P5">Why doesn’t it install on my phone? What’s the best way to get a kmp file onto phone?</text:p>
      <text:h text:style-name="Heading_20_2" text:outline-level="2"><text:span text:style-name="T5">1.0 </text:span>Bugs</text:h>
      <text:p text:style-name="P1">Capital <text:span text:style-name="T1">vowels</text:span> – underscore or underdot don’t <text:span text:style-name="T1">produce output</text:span>.</text:p>
      <text:p text:style-name="P1">Letter spacin.</text:p>
      <text:h text:style-name="Heading_20_3" text:outline-level="3">Suggested change</text:h>
      <text:p text:style-name="P1">spacing <text:span text:style-name="T2">lower case</text:span>.</text:p>
      <text:p text:style-name="P2">Add a long press on the shift or space to Hide the keybo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 Unicode1" svg:font-family="'Lucida Sans Unicode'" style:font-family-generic="swiss"/>
    <style:font-face style:name="Andika New Basic" svg:font-family="'Andika New Basic'" style:font-adornments="Regular" style:font-pitch="variable"/>
    <style:font-face style:name="Andika New Basic Compact1" svg:font-family="'Andika New Basic Compact'" style:font-adornments="Bold" style:font-pitch="variable"/>
    <style:font-face style:name="Andika New Basic Compact" svg:font-family="'Andika New Basic Compact'" style:font-adornments="Regular" style:font-pitch="variable"/>
    <style:font-face style:name="Charis SIL Compact" svg:font-family="'Charis SIL Compact'" style:font-adornments="Regular" style:font-pitch="variable"/>
    <style:font-face style:name="Helvetica Neue" svg:font-family="'Helvetica Neue'" style:font-adornments="Light"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Lucida Sans Unicod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0.5pt" style:language-asian="zh" style:country-asian="CN" style:font-name-complex="Lucida Sans Unicode" style:font-size-complex="12pt" style:language-complex="he" style:country-complex="IL"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haris SIL Compact" fo:font-family="'Charis SIL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style:font-name="Andika New Basic Compact" fo:font-family="'Andika New Basic Compact'" style:font-style-name="Regular" style:font-pitch="variable" fo:font-size="14pt" style:font-name-asian="SimSun" style:font-family-asian="SimSun" style:font-family-generic-asian="system" style:font-pitch-asian="variable" style:font-size-asian="14pt" style:font-name-complex="Lucida Sans Unicode" style:font-family-complex="'Lucida Sans Unicode'"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writing-mode="page"/>
      <style:text-properties style:font-name="Charis SIL Compact" fo:font-family="'Charis SIL Compact'" style:font-style-name="Regular" style:font-pitch="variable" style:font-size-asian="10.5pt"/>
    </style:style>
    <style:style style:name="List" style:family="paragraph" style:parent-style-name="Text_20_body" style:class="list">
      <style:text-properties style:font-size-asian="12pt" style:font-name-complex="Lucida Sans Unicode1" style:font-family-complex="'Lucida Sans Unicode'"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Unicode1" style:font-family-complex="'Lucida Sans Unicode'"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Unicode1" style:font-family-complex="'Lucida Sans Unicode'" style:font-family-generic-complex="swiss"/>
    </style:style>
    <style:style style:name="Heading_20_1" style:display-name="Heading 1" style:family="paragraph" style:parent-style-name="Heading" style:next-style-name="Text_20_body" style:default-outline-level="1" style:class="text">
      <style:paragraph-properties fo:padding="0.011cm" fo:border-left="none" fo:border-right="none" fo:border-top="none" fo:border-bottom="0.06pt solid #000080" style:shadow="none" style:writing-mode="page"/>
      <style:text-properties fo:color="#000080" loext:opacity="100%" style:font-name="Andika New Basic Compact1" fo:font-family="'Andika New Basic Compact'" style:font-style-name="Bold" style:font-pitch="variable" fo:font-size="150%"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2cm" fo:margin-bottom="0cm" style:contextual-spacing="false" fo:text-indent="0cm" style:auto-text-indent="false" style:writing-mode="page"/>
      <style:text-properties fo:color="#008000" loext:opacity="100%" style:font-name="Andika New Basic Compact" fo:font-family="'Andika New Basic Compact'" style:font-style-name="Regular" style:font-pitch="variable" fo:font-size="80%" fo:font-style="normal" fo:font-weight="normal"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2cm" fo:margin-bottom="0.011cm" style:contextual-spacing="false" fo:text-indent="0cm" style:auto-text-indent="false" style:page-number="auto" style:shadow="none" style:writing-mode="page"/>
      <style:text-properties fo:color="#008000" loext:opacity="100%" style:font-name="Andika New Basic Compact1" fo:font-family="'Andika New Basic Compact'" style:font-style-name="Bold" style:font-pitch="variable" fo:font-size="11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199cm" fo:margin-right="0cm" fo:margin-top="0.319cm" fo:margin-bottom="0.109cm" style:contextual-spacing="false" fo:text-indent="0cm" style:auto-text-indent="false" fo:padding-left="0.101cm" fo:padding-right="0cm" fo:padding-top="0cm" fo:padding-bottom="0cm" fo:border-left="6.01pt solid #cccccc" fo:border-right="none" fo:border-top="none" fo:border-bottom="none" style:shadow="none" style:writing-mode="page">
        <style:tab-stops/>
      </style:paragraph-properties>
      <style:text-properties fo:color="#800000" loext:opacity="100%" style:font-name="Andika New Basic" fo:font-family="'Andika New Basic'" style:font-style-name="Regular" style:font-pitch="variable" fo:font-size="16pt" fo:font-style="normal" fo:font-weight="normal"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06pt dotted #000000" style:shadow="none"/>
      <style:text-properties style:font-name="Helvetica Neue" fo:font-family="'Helvetica Neue'" style:font-style-name="Light" style:font-pitch="variable" fo:font-size="28pt" fo:font-weight="250"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98cm" fo:text-indent="-1cm" fo:margin-left="1.99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20T12:27:01.963761937</meta:creation-date>
    <meta:editing-duration>P6DT22H58M10S</meta:editing-duration>
    <meta:editing-cycles>14</meta:editing-cycles>
    <meta:generator>LibreOffice/7.1.1.2$MacOSX_X86_64 LibreOffice_project/fe0b08f4af1bacafe4c7ecc87ce55bb426164676</meta:generator>
    <dc:title>Standard with Andika and Charis</dc:title>
    <meta:initial-creator>David Rowbory</meta:initial-creator>
    <dc:date>2021-04-29T09:13:50.225392235</dc:date>
    <dc:creator>David Rowbory</dc:creator>
    <meta:document-statistic meta:table-count="0" meta:image-count="0" meta:object-count="0" meta:page-count="2" meta:paragraph-count="42" meta:word-count="390" meta:character-count="2120" meta:non-whitespace-character-count="1789"/>
    <meta:template xlink:type="simple" xlink:actuate="onRequest" xlink:title="Standard with Andika and Charis" xlink:href="../../../../../Users/djr/Library/Application%20Support/LibreOffice/4/user/template/Standard%20with%20Andika%20and%20Charis.ott" meta:date="2021-04-20T12:27:01.624244246"/>
  </office:meta>
</office:document-meta>
</file>